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19000002655CBC6BA7.eps"/>
  <manifest:file-entry manifest:media-type="" manifest:full-path="Pictures/200000020000031900000265133DF52F.eps"/>
  <manifest:file-entry manifest:media-type="" manifest:full-path="Pictures/200000020000031900000265819D36CF.eps"/>
  <manifest:file-entry manifest:media-type="" manifest:full-path="Pictures/2000000200000319000002650ED1EC13.eps"/>
  <manifest:file-entry manifest:media-type="" manifest:full-path="Pictures/2000000200000319000002653939D40F.eps"/>
  <manifest:file-entry manifest:media-type="" manifest:full-path="Pictures/200000020000031900000265B60FEE11.eps"/>
  <manifest:file-entry manifest:media-type="" manifest:full-path="Pictures/200000020000031900000265869C3872.eps"/>
  <manifest:file-entry manifest:media-type="" manifest:full-path="Pictures/20000002000002380000022BDCEF3FE3.eps"/>
  <manifest:file-entry manifest:media-type="" manifest:full-path="Pictures/200000020000031900000265A168E66E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6.58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e6e6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Liberation Sans'" style:font-style-name="Regular" style:font-family-generic="swiss" style:font-pitch="variable" fo:font-size="12pt" style:font-family-asian="'Liberation Sans'" style:font-style-name-asian="Regular" style:font-family-generic-asian="swiss" style:font-pitch-asian="variable" style:font-size-asian="12pt" style:font-family-complex="'Liberation Sans'" style:font-style-name-complex="Regular" style:font-family-generic-complex="swiss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zor meeting</presentation:footer-decl>
      <presentation:date-time-decl presentation:name="dtd1" presentation:source="fixed">2011 May 11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256cm" svg:x="1.4cm" svg:y="6.762cm" presentation:class="title" presentation:user-transformed="true">
          <draw:text-box>
            <text:p>Update on two component fitting</text:p>
          </draw:text-box>
        </draw:frame>
        <draw:frame presentation:style-name="pr2" draw:text-style-name="P1" draw:layer="layout" svg:width="25.199cm" svg:height="6.583cm" svg:x="1.4cm" svg:y="12.065cm" presentation:class="subtitle" presentation:user-transformed="true">
          <draw:text-box>
            <text:p><text:span text:style-name="T1">Yi Chen</text:span></text:p>
            <text:p><text:span text:style-name="T1">2011 May 11</text:span></text:p>
            <text:p><text:span text:style-name="T1">Razor mee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7cm" svg:x="1.4cm" svg:y="0.837cm" presentation:class="title">
          <draw:text-box>
            <text:p>Setup</text:p>
          </draw:text-box>
        </draw:frame>
        <draw:frame presentation:style-name="pr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>Write first component exponent as “s1 = a1 + b1 (R cut)^2” and second component exponent as “s2 = a2 + b2 (R cut)^2”</text:p>
              </text:list-item>
              <text:list-item>
                <text:p>Each inclusive R bin are modeled by N(exp(-s1) + f exp(-s2))</text:p>
                <text:list>
                  <text:list-item>
                    <text:p>Fractions are different for each bin, and are left floating in the fit</text:p>
                  </text:list-item>
                  <text:list-item>
                    <text:p>No reason to enforce them to be the same (?)</text:p>
                  </text:list-item>
                </text:list>
              </text:list-item>
              <text:list-item>
                <text:p>Tried out on a simple setting –</text:p>
                <text:list>
                  <text:list-item>
                    <text:p>Both components are non-negligible, f set to roughly 0.07</text:p>
                  </text:list-item>
                  <text:list-item>
                    <text:p>A1 = 0.0045, B1 = 0.052</text:p>
                  </text:list-item>
                  <text:list-item>
                    <text:p>A2 = 0.0018, B2 = 0.017</text:p>
                  </text:list-item>
                  <text:list-item>
                    <text:p><text:span text:style-name="T2">Chosen a bit at random.... A1, B1 is the value I get from the not-well-selected TTbar sample from last time, and I see that the second component is generally a few times smal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draw:g>
          <draw:frame draw:style-name="gr2" draw:text-style-name="P2" draw:layer="layout" svg:width="11.973cm" svg:height="9.256cm" svg:x="2.201cm" svg:y="10.541cm">
            <draw:image xlink:href="Pictures/2000000200000319000002650ED1EC13.eps" xlink:type="simple" xlink:show="embed" xlink:actuate="onLoad">
              <text:p/>
            </draw:image>
          </draw:frame>
          <draw:frame draw:style-name="gr2" draw:text-style-name="P2" draw:layer="layout" svg:width="11.973cm" svg:height="9.255cm" svg:x="2.201cm" svg:y="2.316cm">
            <draw:image xlink:href="Pictures/200000020000031900000265869C3872.eps" xlink:type="simple" xlink:show="embed" xlink:actuate="onLoad">
              <text:p/>
            </draw:image>
          </draw:frame>
          <draw:frame draw:style-name="gr2" draw:text-style-name="P2" draw:layer="layout" svg:width="11.974cm" svg:height="9.256cm" svg:x="13.826cm" svg:y="10.541cm">
            <draw:image xlink:href="Pictures/200000020000031900000265B60FEE11.eps" xlink:type="simple" xlink:show="embed" xlink:actuate="onLoad">
              <text:p/>
            </draw:image>
          </draw:frame>
          <draw:frame draw:style-name="gr2" draw:text-style-name="P2" draw:layer="layout" svg:width="11.974cm" svg:height="9.255cm" svg:x="13.826cm" svg:y="2.316cm">
            <draw:image xlink:href="Pictures/2000000200000319000002655CBC6BA7.eps" xlink:type="simple" xlink:show="embed" xlink:actuate="onLoad">
              <text:p/>
            </draw:image>
          </draw:frame>
        </draw:g>
        <draw:frame presentation:style-name="pr4" draw:layer="layout" svg:width="25.199cm" svg:height="3.507cm" svg:x="1.4cm" svg:y="0.837cm" presentation:class="title">
          <draw:text-box>
            <text:p>Example fit result – one of the toys</text:p>
          </draw:text-box>
        </draw:frame>
        <draw:frame draw:style-name="gr3" draw:layer="layout" svg:width="5.08cm" svg:height="0.962cm" svg:x="6.985cm" svg:y="5.08cm">
          <draw:text-box>
            <text:p>Simple fit</text:p>
          </draw:text-box>
        </draw:frame>
        <draw:frame draw:style-name="gr3" draw:layer="layout" svg:width="5.715cm" svg:height="0.962cm" svg:x="19.05cm" svg:y="5.715cm">
          <draw:text-box>
            <text:p>Simultaneous fit</text:p>
          </draw:text-box>
        </draw:frame>
        <draw:frame draw:style-name="gr3" draw:layer="layout" svg:width="5.08cm" svg:height="0.962cm" svg:x="6.35cm" svg:y="17.145cm">
          <draw:text-box>
            <text:p>Component 1</text:p>
          </draw:text-box>
        </draw:frame>
        <draw:frame draw:style-name="gr3" draw:layer="layout" svg:width="5.08cm" svg:height="0.962cm" svg:x="20.955cm" svg:y="17.145cm">
          <draw:text-box>
            <text:p>Component 2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draw:g>
          <draw:frame draw:style-name="gr2" draw:text-style-name="P2" draw:layer="layout" svg:width="11.973cm" svg:height="9.256cm" svg:x="2.202cm" svg:y="10.542cm">
            <draw:image xlink:href="Pictures/200000020000031900000265A168E66E.eps" xlink:type="simple" xlink:show="embed" xlink:actuate="onLoad">
              <text:p/>
            </draw:image>
          </draw:frame>
          <draw:frame draw:style-name="gr2" draw:text-style-name="P2" draw:layer="layout" svg:width="11.973cm" svg:height="9.255cm" svg:x="2.202cm" svg:y="2.317cm">
            <draw:image xlink:href="Pictures/200000020000031900000265819D36CF.eps" xlink:type="simple" xlink:show="embed" xlink:actuate="onLoad">
              <text:p/>
            </draw:image>
          </draw:frame>
          <draw:frame draw:style-name="gr2" draw:text-style-name="P2" draw:layer="layout" svg:width="11.974cm" svg:height="9.256cm" svg:x="13.827cm" svg:y="10.542cm">
            <draw:image xlink:href="Pictures/2000000200000319000002653939D40F.eps" xlink:type="simple" xlink:show="embed" xlink:actuate="onLoad">
              <text:p/>
            </draw:image>
          </draw:frame>
          <draw:frame draw:style-name="gr2" draw:text-style-name="P2" draw:layer="layout" svg:width="11.974cm" svg:height="9.255cm" svg:x="13.827cm" svg:y="2.317cm">
            <draw:image xlink:href="Pictures/200000020000031900000265133DF52F.eps" xlink:type="simple" xlink:show="embed" xlink:actuate="onLoad">
              <text:p/>
            </draw:image>
          </draw:frame>
        </draw:g>
        <draw:frame presentation:style-name="pr4" draw:layer="layout" svg:width="25.199cm" svg:height="3.507cm" svg:x="1.4cm" svg:y="0.837cm" presentation:class="title">
          <draw:text-box>
            <text:p>Example fit result – one of the toys</text:p>
          </draw:text-box>
        </draw:frame>
        <draw:frame draw:style-name="gr3" draw:layer="layout" svg:width="6.35cm" svg:height="1.673cm" svg:x="20.32cm" svg:y="4.445cm">
          <draw:text-box>
            <text:p>A1, B1 negatively correlated (OK)</text:p>
          </draw:text-box>
        </draw:frame>
        <draw:frame draw:style-name="gr3" draw:layer="layout" svg:width="6.35cm" svg:height="1.673cm" svg:x="7.62cm" svg:y="11.662cm">
          <draw:text-box>
            <text:p>A2, B2 negatively correlated (OK)</text:p>
          </draw:text-box>
        </draw:frame>
        <draw:frame draw:style-name="gr3" draw:layer="layout" svg:width="6.35cm" svg:height="1.673cm" svg:x="20.955cm" svg:y="16.51cm">
          <draw:text-box>
            <text:p>A1, A2 positively correlated (???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draw:frame presentation:style-name="pr4" draw:layer="layout" svg:width="25.199cm" svg:height="3.507cm" svg:x="1.4cm" svg:y="0.837cm" presentation:class="title">
          <draw:text-box>
            <text:p>Pull distribution on a1, b1, a2, b2</text:p>
          </draw:text-box>
        </draw:frame>
        <draw:frame draw:style-name="gr2" draw:text-style-name="P2" draw:layer="layout" svg:width="15.672cm" svg:height="15.313cm" svg:x="6.164cm" svg:y="3.713cm">
          <draw:image xlink:href="Pictures/20000002000002380000022BDCEF3FE3.eps" xlink:type="simple" xlink:show="embed" xlink:actuate="onLoad">
            <text:p/>
          </draw:image>
        </draw:frame>
        <draw:ellipse draw:style-name="gr4" draw:text-style-name="P2" draw:layer="layout" svg:width="3.175cm" svg:height="1.905cm" svg:x="6.35cm" svg:y="17.145cm">
          <text:p/>
        </draw:ellipse>
        <draw:ellipse draw:style-name="gr4" draw:text-style-name="P2" draw:layer="layout" svg:width="3.175cm" svg:height="1.905cm" svg:x="10.795cm" svg:y="9.525cm">
          <text:p/>
        </draw:ellipse>
        <draw:frame draw:style-name="gr5" draw:layer="layout" svg:width="7.62cm" svg:height="0.962cm" svg:x="4.445cm" svg:y="19.358cm">
          <draw:text-box>
            <text:p>Some events here.... :(</text:p>
          </draw:text-box>
        </draw:frame>
        <draw:frame draw:style-name="gr3" draw:text-style-name="P3" draw:layer="layout" svg:width="5.08cm" svg:height="1.199cm" svg:x="0.635cm" svg:y="6.985cm">
          <draw:text-box>
            <text:p><text:span text:style-name="T3">Mean: 0.013 </text:span><text:span text:style-name="T4">±</text:span><text:span text:style-name="T3"> 0.036</text:span></text:p>
            <text:p><text:span text:style-name="T3">Sigma: 1.061 </text:span><text:span text:style-name="T4">± 0.026</text:span></text:p>
          </draw:text-box>
        </draw:frame>
        <draw:frame draw:style-name="gr3" draw:text-style-name="P3" draw:layer="layout" svg:width="5.08cm" svg:height="1.199cm" svg:x="0.635cm" svg:y="15.311cm">
          <draw:text-box>
            <text:p><text:span text:style-name="T3">Mean: -0.010 </text:span><text:span text:style-name="T4">±</text:span><text:span text:style-name="T3"> 0.038</text:span></text:p>
            <text:p><text:span text:style-name="T3">Sigma: 1.057 </text:span><text:span text:style-name="T4">± 0.028</text:span></text:p>
          </draw:text-box>
        </draw:frame>
        <draw:frame draw:style-name="gr3" draw:text-style-name="P3" draw:layer="layout" svg:width="5.08cm" svg:height="1.199cm" svg:x="21.59cm" svg:y="6.985cm">
          <draw:text-box>
            <text:p><text:span text:style-name="T3">Mean: -0.041 </text:span><text:span text:style-name="T4">±</text:span><text:span text:style-name="T3"> 0.034</text:span></text:p>
            <text:p><text:span text:style-name="T3">Sigma: 1.041 </text:span><text:span text:style-name="T4">± 0.027</text:span></text:p>
          </draw:text-box>
        </draw:frame>
        <draw:frame draw:style-name="gr3" draw:text-style-name="P3" draw:layer="layout" svg:width="5.08cm" svg:height="1.199cm" svg:x="21.59cm" svg:y="15.311cm">
          <draw:text-box>
            <text:p><text:span text:style-name="T3">Mean: -0.010 </text:span><text:span text:style-name="T4">±</text:span><text:span text:style-name="T3"> 0.036</text:span></text:p>
            <text:p><text:span text:style-name="T3">Sigma: 1.076 </text:span><text:span text:style-name="T4">± 0.02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256cm" svg:x="1.4cm" svg:y="0.962cm" presentation:class="title">
          <draw:text-box>
            <text:p>Summary, outlook</text:p>
          </draw:text-box>
        </draw:frame>
        <draw:frame presentation:style-name="pr5" draw:layer="layout" svg:width="25.199cm" svg:height="15.197cm" svg:x="1.4cm" svg:y="4.914cm" presentation:class="outline" presentation:user-transformed="true">
          <draw:text-box>
            <text:list text:style-name="L2">
              <text:list-item>
                <text:p>Things look fine if there are indeed two visible components – bias is negligible on pure toy sample</text:p>
              </text:list-item>
              <text:list-item>
                <text:p>Error might be a bit small</text:p>
              </text:list-item>
              <text:list-item>
                <text:p>When fitting to toy with only single component</text:p>
                <text:list>
                  <text:list-item>
                    <text:p>The second component is unconstrained</text:p>
                  </text:list-item>
                  <text:list-item>
                    <text:p>Error estimation on the second component becomes crazy</text:p>
                  </text:list-item>
                  <text:list-item>
                    <text:p>It then affects error estimation on the first component</text:p>
                  </text:list-item>
                  <text:list-item>
                    <text:p>Any suggestions on how to deal with this?</text:p>
                  </text:list-item>
                </text:list>
              </text:list-item>
              <text:list-item>
                <text:p>Plan until next week</text:p>
                <text:list>
                  <text:list-item>
                    <text:p>Check with tiny second component and see how it goes</text:p>
                  </text:list-item>
                  <text:list-item>
                    <text:p>Run on real MC sample and try the fit on it (Wjets?)</text:p>
                  </text:list-item>
                  <text:list-item>
                    <text:p>Oth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pt" fo:font-style="normal" fo:text-shadow="none" style:text-underline-style="none" fo:font-weight="normal" style:letter-kerning="true" style:font-family-asian="'DejaVu LGC Sans'" style:font-family-generic-asian="system" style:font-pitch-asian="variable" style:font-size-asian="35pt" style:font-style-asian="normal" style:font-weight-asian="normal" style:font-family-complex="'DejaVu LGC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5-11T17:31:47</meta:creation-date>
    <meta:editing-duration>PT00H30M48S</meta:editing-duration>
    <meta:editing-cycles>28</meta:editing-cycles>
    <dc:date>2011-05-11T18:11:45</dc:date>
    <dc:creator>Yi Chen</dc:creator>
    <meta:generator>OpenOffice.org/3.1$Unix OpenOffice.org_project/310m19$Build-9420</meta:generator>
    <meta:document-statistic meta:object-count="67"/>
  </office:meta>
</office:document-meta>
</file>